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b3af" officeooo:paragraph-rsid="001bb3af"/>
    </style:style>
    <style:style style:name="P2" style:family="paragraph" style:parent-style-name="Standard">
      <style:text-properties officeooo:rsid="001bb3af" officeooo:paragraph-rsid="001d2be3"/>
    </style:style>
    <style:style style:name="P3" style:family="paragraph" style:parent-style-name="Standard">
      <style:text-properties officeooo:rsid="001ce1ef" officeooo:paragraph-rsid="001ce1ef"/>
    </style:style>
    <style:style style:name="P4" style:family="paragraph" style:parent-style-name="Standard">
      <style:text-properties officeooo:rsid="001d2be3" officeooo:paragraph-rsid="001d2be3"/>
    </style:style>
    <style:style style:name="P5" style:family="paragraph" style:parent-style-name="Standard">
      <style:text-properties officeooo:rsid="001d2be3" officeooo:paragraph-rsid="00207ea2"/>
    </style:style>
    <style:style style:name="P6" style:family="paragraph" style:parent-style-name="Standard">
      <style:text-properties officeooo:rsid="001ec12e" officeooo:paragraph-rsid="001ec12e"/>
    </style:style>
    <style:style style:name="P7" style:family="paragraph" style:parent-style-name="Standard">
      <style:paragraph-properties fo:break-before="page"/>
      <style:text-properties officeooo:rsid="001d2be3" officeooo:paragraph-rsid="001d2be3"/>
    </style:style>
    <style:style style:name="P8" style:family="paragraph" style:parent-style-name="Standard">
      <style:text-properties officeooo:rsid="00207ea2" officeooo:paragraph-rsid="00207ea2"/>
    </style:style>
    <style:style style:name="P9" style:family="paragraph" style:parent-style-name="Standard">
      <style:text-properties officeooo:rsid="001bb3af" officeooo:paragraph-rsid="001d2be3"/>
    </style:style>
    <style:style style:name="P10" style:family="paragraph" style:parent-style-name="Standard">
      <style:text-properties officeooo:rsid="001bb3af" officeooo:paragraph-rsid="001bb3af"/>
    </style:style>
    <style:style style:name="P11" style:family="paragraph" style:parent-style-name="Standard">
      <style:text-properties officeooo:rsid="001bb3af" officeooo:paragraph-rsid="00222a6a"/>
    </style:style>
    <style:style style:name="T1" style:family="text">
      <style:text-properties officeooo:rsid="001d2be3"/>
    </style:style>
    <style:style style:name="T2" style:family="text">
      <style:text-properties officeooo:rsid="001ec12e"/>
    </style:style>
    <style:style style:name="T3" style:family="text">
      <style:text-properties officeooo:rsid="00207e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álisis de los resultados</text:p>
      <text:p text:style-name="P3"/>
      <text:p text:style-name="P3"><text:span text:style-name="T1">Mediante la ejecución del crawler en diferentes intervalos de tiempo y se aprecia que l</text:span>a web seleccionada siempre tiene aproximadamente entre 150 y 200 anuncios, <text:span text:style-name="T1">y aparecen alrededor de 5 anuncios nuevos cada día.</text:span></text:p>
      <text:p text:style-name="P3"/>
      <text:p text:style-name="P1">(<text:span text:style-name="T2">LOG</text:span> Scrapy) <text:span text:style-name="T2">y BLABLA</text:span></text:p>
      <text:p text:style-name="P1"/>
      <text:p text:style-name="P11">Mongoimport (merge)</text:p>
      <text:p text:style-name="P1"/>
      <text:p text:style-name="P6">Tokenizers</text:p>
      <text:p text:style-name="P6">Se implementan dos tipos de tokenizers, uno que extrae las palabras tal cual aparecen y otro que las reduce a su raíz. (COMPARARLOS)</text:p>
      <text:p text:style-name="P1"/>
      <text:p text:style-name="P1"/>
      <text:p text:style-name="P4">La agrupación más uniforme de los anuncios se obtiene con 4 clústeres.</text:p>
      <text:p text:style-name="P4"/>
      <text:p text:style-name="P4">[plot]</text:p>
      <text:p text:style-name="P4"/>
      <text:p text:style-name="P4"/>
      <text:p text:style-name="P6">Agergación</text:p>
      <text:p text:style-name="P4">- Precios</text:p>
      <text:p text:style-name="P4"/>
      <text:p text:style-name="P4"/>
      <text:p text:style-name="P5">- Palabras clave</text:p>
      <text:p text:style-name="P5"/>
      <text:p text:style-name="P8"><text:tab/>términos más usados</text:p>
      <text:p text:style-name="P4"/>
      <text:p text:style-name="P1"/>
      <text:p text:style-name="P2">búsqueda: <text:span text:style-name="T1">Naturaleza, romátic, paisaje, mascotas</text:span></text:p>
      <text:p text:style-name="P1"/>
      <text:p text:style-name="P4"/>
      <text:p text:style-name="P4"/>
      <text:p text:style-name="P7">Conclusiones</text:p>
      <text:p text:style-name="P4"/>
      <text:p text:style-name="P4">“<text:span text:style-name="T3">proud of my job!”</text:span></text:p>
      <text:p text:style-name="P6"/>
      <text:p text:style-name="P6">Facilidad de scrapy.</text:p>
      <text:p text:style-name="P6"/>
      <text:p text:style-name="P6">Velocidad de scrapy y seleniu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7">Trabajo futuro</text:p>
      <text:p text:style-name="P4"/>
      <text:p text:style-name="P4">Obtención de datos para inicio <text:span text:style-name="T2">de aplicación</text:span>.</text:p>
      <text:p text:style-name="P4"/>
      <text:p text:style-name="P4">Indexado para buscador.</text:p>
      <text:p text:style-name="P4"/>
      <text:p text:style-name="P6">Clasificador <text:span text:style-name="T3">de información</text:span>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08:12:44.890902641</meta:creation-date>
    <dc:date>2015-06-11T11:34:21.688741306</dc:date>
    <meta:editing-duration>PT56M23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3" meta:paragraph-count="21" meta:word-count="123" meta:character-count="791" meta:non-whitespace-character-count="688"/>
  </office:meta>
</office:document-meta>
</file>